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loext:contextual-spacing="false" fo:margin-top="0in" fo:margin-bottom="0in" fo:line-height="115%"/>
      <style:text-properties style:font-name="Times New Roman" fo:font-size="12pt" style:font-size-asian="12pt" style:font-size-complex="12pt"/>
    </style:style>
    <style:style style:name="P2" style:family="paragraph" style:parent-style-name="Standard" style:master-page-name="Standard">
      <style:paragraph-properties loext:contextual-spacing="false" fo:margin-top="0in" fo:margin-bottom="0in" fo:line-height="200%" fo:text-align="center" style:justify-single-word="false" style:page-number="1"/>
      <style:text-properties style:font-name="Times New Roman" fo:font-size="12pt" style:text-underline-style="solid" style:text-underline-width="auto" style:text-underline-color="font-color" fo:font-weight="bold" style:font-size-asian="12pt" style:font-weight-asian="bold" style:font-size-complex="12pt"/>
    </style:style>
    <style:style style:name="P3" style:family="paragraph" style:parent-style-name="Standard" style:list-style-name="WWNum1">
      <style:paragraph-properties loext:contextual-spacing="true" fo:margin-left="0.5in" fo:margin-right="0in" fo:margin-top="0in" fo:margin-bottom="0in" fo:line-height="115%" fo:text-indent="-0.25in" style:auto-text-indent="false"/>
      <style:text-properties style:font-name="Times New Roman" fo:font-size="12pt" style:font-size-asian="12pt" style:font-size-complex="12pt"/>
    </style:style>
    <style:style style:name="P4" style:family="paragraph" style:parent-style-name="Standard">
      <style:paragraph-properties loext:contextual-spacing="false" fo:margin-left="0in" fo:margin-right="0in" fo:margin-top="0in" fo:margin-bottom="0in" fo:line-height="115%" fo:text-indent="0.5in" style:auto-text-indent="false"/>
      <style:text-properties style:font-name="Times New Roman" fo:font-size="12pt" style:font-size-asian="12pt" style:font-size-complex="12pt"/>
    </style:style>
    <style:style style:name="P5" style:family="paragraph" style:parent-style-name="Standard">
      <style:paragraph-properties loext:contextual-spacing="false" fo:margin-left="0in" fo:margin-right="0in" fo:margin-top="0in" fo:margin-bottom="0in" fo:line-height="200%" fo:text-indent="0.5in" style:auto-text-indent="false"/>
      <style:text-properties style:font-name="Times New Roman" fo:font-size="12pt" style:font-size-asian="12pt" style:font-size-complex="12pt"/>
    </style:style>
    <style:style style:name="P6" style:family="paragraph" style:parent-style-name="Standard">
      <style:paragraph-properties loext:contextual-spacing="false" fo:margin-left="0in" fo:margin-right="0in" fo:margin-top="0in" fo:margin-bottom="0in" fo:line-height="200%" fo:text-indent="0in" style:auto-text-indent="false"/>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oals and Objectives</text:p>
      <text:p text:style-name="P5">The ultimate goal of this project is to create a data mart for the QA department of Company XYZ. The creation of this data mart will add to a growing set of business intelligence initiatives designed to quantify the effectiveness of current processes and enable QA to improve on them in a rational and informed manner. The data mart itself is composed of several components, with their own related objectives and deliverables. The first component, and the most important, is the database. Without it, the second component, the ETLsoftware servers no purpose. The final component, the reporting suite, would have nothing to report without the database. With the data mart goal defined, and its components listed, the objectives can be derived. A total of eight objectives are listed forthwith, each in service of the goal.</text:p>
      <text:p text:style-name="P5">Goal: Design and Implement a data mart complete with automated Extract-Transform-Load software and software suite responsible for generating reports and exporting data for alternate analysis tools.</text:p>
      <text:p text:style-name="P5">Objective 1: Understand business needs. In order to design a useful data mart, the questions that it must answer must be known in advance. Interviewing stakeholders will prove invaluable in order to enumerate the questions and start preliminary work on how to find the answers. These interviews will also factor into the design of the fact, dimension, and summary tables that will make up the database, and be populated by the ETL software. Additionally, the knowledge gathered in this step will help inform the design of the reporting suite, such as some default available reports that can be implemented in the first deployment of that component.</text:p>
      <text:p text:style-name="P6"><text:tab/>Objective 2: Understand the current business environment. Currently, the islands of information in JIRA and Sharepoint do allow for report generation and data storage, but have no means of interaction. The requisite REST URIs will need to be determined in order to retrieve <text:soft-page-break/>data from these sources. These data samples will be analyzed in order to understand the data structure of the output of the REST APIs, needed for the design of the ETL software, as well as estimating the size of the database. Any reports currently used by the organization should also be examined to determine if it would be preferable or more efficient to design and implement these within the data mart in order to further consolidate business information.</text:p>
      <text:p text:style-name="P6"><text:tab/>Objective 3: Design and implement the database. With the current business needs and environment understood, the underlying database for the data mart can be designed. The result of the design process here will be a complete Entity Relationship Diagram, a visual representation of the information produced by the system. Prior to implementation, this will be validated with stakeholder to ensure requirements are met while changes are easy to make, with minimal loss of invested effort and cost of additional effort <text:s/>to change. Implementation of the database entails muliple activities, including procuring a server to host the database, installing the database software, and generation and execution of SQL code to populate the database software with the schema and tables that will store the data.</text:p>
      <text:p text:style-name="P6"><text:tab/>Objective 4: Design and implement the ETL software. With the database in place, creating the means of populating it with data is the next step. Utilizing the knowledge gained in Objective 2, an informed and perfunctory design process will take place, as the Kanban agile methodology used focuses on implementation over extensive design. This basic design will provide structure that would otherwise be sacrificed if the design process were skipped entirely without expending effort that may be thrown away when the realities of implementation are faced, be they changes in project scope or assumptions being proved incorrect. With a feasible design document in hand, implementation can begin. The software will need to accurately and efficiently extract data from both JIRA and sharepoint. Extraction will leverage After extraction, <text:soft-page-break/>the transformation process will make required changes to the data to match the data types and structure of the database. Additionally, in order to minimize the requirements of the database software and to decrease the time needed to generate reports, the ETL software will handle the processing of the data , including deriving fact and summary information. Finally, the software will load all of the data into the database.</text:p>
      <text:p text:style-name="P6"><text:tab/>Objective 5: Test the ETL software. In following agile methodology, the ETL software will be tested throughout implementation. Testing efforts will be focused on several areas. Validation testing will ensure the software meets the high level requirements, including basic ETL functionality and any new requirements discovered during the design phase that are needed to meet stakeholder needs. Verification testing will be focused around guaranteeing that the software is free of defects, such as duplication of data insertion, or incorrectly deriving fact and summary table data. Finally, performance testing will ensure that the software is able to efficiently and effectively carry out its work. This will include measuring the time to fully populate the database, daily updates, requirements needed to run the software, and finallly determine the impact on production systems, which will dictate when the extraction part of this process can be run.</text:p>
      <text:p text:style-name="P6"><text:tab/>Objective 6: Design and implement the reporting suite. Similarly to the ETL software, the reporting suite will have a minimal design document focussed on providing structure and guidance in meeting the requirements for this project in order to maximize flexibility in meeting requirements and being able to adapt to changes in scope. The focus of the reporting suite wil be to provide a user-friendly means of gathering business information from the data mart. The model-view-controller architecture pattern will help minimize interdependence of the components. The data model will be provided in part by the database, while the reporting suite <text:soft-page-break/>will handle the remaining model, view and controller portions. The MVC pattern dictates that these three components be decoupled, while allowing for greater cohesion of controls, higher modifiability, enabling multiple views. In addition to minimizing interdependence, also helps ensure the underlying data within the data mart will not be modifiable by users. </text:p>
      <text:p text:style-name="P6"><text:tab/>Objective 7: Test the reporting suite. Once again, following the prescriptions of agile methodology, testing of the reporting suite will be carried out concurrently with the development. The core of the testing will still be verification and validation, with special care towards the validation testing. If this user facing software fails to meet its requirements, the effort spent on the other portions will not be in evidence. Some care will be needed for user experience testing, as this can also confound the value of the underlying work; a report that cannot be viewed or easily interpreted, may as well not exist</text:p>
      <text:p text:style-name="P6"><text:tab/>Objective 8: Deploy and test the data mart to stakeholders. With all other objectives accomplished, the project will have reached the minimum viable product, and the final objective can be undertaken, the deployment and testing of the data mart to stakeholders. With each of the components operational- the database server running, populated with data by the ETL software, and accessed by the reporting suite for stakeholder use. Feedback from stakeholders may be used in updating the data mart, including adding new fact and summary tables to the database, modifying the ETL to load the new tables, fixing defects missed by the testing portions, or creating new reports and functionality within the reporting suite. </text:p>
      <text:p text:style-name="P4"><text:tab/></text:p>
      <text:p text:style-name="P1">Split this into 3 goals with own objectives: database, etl, reporting suite</text:p>
      <text:p text:style-name="P1">Db objectives:</text:p>
      <text:list xml:id="list4270151509105932888" text:style-name="WWNum1">
        <text:list-item>
          <text:p text:style-name="P3">Interunderstand business needs</text:p>
        </text:list-item>
      </text:list>
      <text:p text:style-name="P1">-analyse jira data structure for creating relevant dimension tables</text:p>
      <text:p text:style-name="P1">-analyse SharePoint data for creating relevant dimension tables</text:p>
      <text:p text:style-name="P1">-interview stakeholders to uncover needed fact and summary tables</text:p>
      <text:p text:style-name="P1"><text:soft-page-break/>-complete erd and validate</text:p>
      <text:p text:style-name="P1">-create test database for development</text:p>
      <text:p text:style-name="P1">-implement database on prod server</text:p>
      <text:p text:style-name="P1"/>
      <text:p text:style-name="P1">ETL objectives:</text:p>
      <text:p text:style-name="P1">-determine constraints of REST api in regards to jira and SharePoint (pagination)</text:p>
      <text:p text:style-name="P1">-develop code to perform extraction on jira data using atlassians REST api</text:p>
      <text:p text:style-name="P1">-develop code to perform extraction on jira data using Spring framework</text:p>
      <text:p text:style-name="P1">-develop code to transform extracted data to better fit the database and business needs </text:p>
      <text:p text:style-name="P1">-develop code to load the JIRA and SharePoint data into the correct dimension tables of the database</text:p>
      <text:p text:style-name="P1">-calculate fact and summary tables within the ETL application to lighten work the database must do</text:p>
      <text:p text:style-name="P1">-load fact and summary table</text:p>
      <text:p text:style-name="P1">-test</text:p>
      <text:p text:style-name="P1">-optimize</text:p>
      <text:p text:style-name="P1">-automate</text:p>
      <text:p text:style-name="P1">-document</text:p>
      <text:p text:style-name="P1"/>
      <text:p text:style-name="P1">Reporting:</text:p>
      <text:p text:style-name="P1">-interview stakeholders on desired output type for the given BI requirements</text:p>
      <text:p text:style-name="P1">-design and develop a visualization solution to address requirements</text:p>
      <text:p text:style-name="P1">-design and develop data exporting capabilities if desired</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none"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in" fo:margin-right="0in" fo:margin-top="0in" fo:margin-bottom="0in"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date>2017-10-02T19:33:50.54</dc:date>
    <dc:creator>Joseph Losee</dc:creator>
    <meta:editing-duration>P1DT8H5M43S</meta:editing-duration>
    <meta:editing-cycles>4</meta:editing-cycles>
    <meta:document-statistic meta:table-count="0" meta:image-count="0" meta:object-count="0" meta:page-count="5" meta:paragraph-count="37" meta:word-count="1398" meta:character-count="8985"/>
  </office:meta>
</office:document-meta>
</file>